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vg:font-family="'Noto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language="en" fo:country="US"/>
    </style:style>
    <style:style style:name="P3" style:family="paragraph" style:parent-style-name="Text_20_body">
      <style:paragraph-properties fo:text-align="justify" style:justify-single-word="false"/>
      <style:text-properties fo:language="en" fo:country="US" officeooo:paragraph-rsid="00059ac3"/>
    </style:style>
    <style:style style:name="P4" style:family="paragraph" style:parent-style-name="Text_20_body">
      <style:paragraph-properties fo:text-align="justify" style:justify-single-word="false"/>
      <style:text-properties fo:language="en" fo:country="US" officeooo:paragraph-rsid="00068812"/>
    </style:style>
    <style:style style:name="P5" style:family="paragraph" style:parent-style-name="Text_20_body">
      <style:paragraph-properties fo:text-align="justify" style:justify-single-word="false"/>
      <style:text-properties fo:language="en" fo:country="US" officeooo:paragraph-rsid="00068884"/>
    </style:style>
    <style:style style:name="P6" style:family="paragraph" style:parent-style-name="Text_20_body">
      <style:paragraph-properties fo:text-align="justify" style:justify-single-word="false"/>
      <style:text-properties fo:language="en" fo:country="US" officeooo:paragraph-rsid="000ca09c"/>
    </style:style>
    <style:style style:name="P7" style:family="paragraph" style:parent-style-name="Text_20_body">
      <style:paragraph-properties fo:text-align="justify" style:justify-single-word="false"/>
      <style:text-properties fo:language="en" fo:country="US" officeooo:paragraph-rsid="000cc11a"/>
    </style:style>
    <style:style style:name="P8" style:family="paragraph" style:parent-style-name="Text_20_body">
      <style:paragraph-properties fo:text-align="justify" style:justify-single-word="false"/>
      <style:text-properties fo:language="en" fo:country="US" officeooo:paragraph-rsid="000d2da3"/>
    </style:style>
    <style:style style:name="P9" style:family="paragraph" style:parent-style-name="Text_20_body">
      <style:paragraph-properties fo:text-align="justify" style:justify-single-word="false"/>
      <style:text-properties fo:language="en" fo:country="US" officeooo:paragraph-rsid="000e1b22"/>
    </style:style>
    <style:style style:name="P10" style:family="paragraph" style:parent-style-name="Text_20_body">
      <style:paragraph-properties fo:text-align="justify" style:justify-single-word="false"/>
      <style:text-properties fo:language="en" fo:country="US" officeooo:paragraph-rsid="000e9cda"/>
    </style:style>
    <style:style style:name="P11" style:family="paragraph" style:parent-style-name="Text_20_body">
      <style:paragraph-properties fo:text-align="justify" style:justify-single-word="false"/>
      <style:text-properties fo:language="en" fo:country="US" officeooo:paragraph-rsid="000fbe00"/>
    </style:style>
    <style:style style:name="P12" style:family="paragraph" style:parent-style-name="Text_20_body">
      <style:paragraph-properties fo:text-align="justify" style:justify-single-word="false"/>
      <style:text-properties fo:language="en" fo:country="US" officeooo:paragraph-rsid="00106269"/>
    </style:style>
    <style:style style:name="P13" style:family="paragraph" style:parent-style-name="Text_20_body">
      <style:paragraph-properties fo:text-align="justify" style:justify-single-word="false"/>
      <style:text-properties fo:language="en" fo:country="US" officeooo:paragraph-rsid="00128dac"/>
    </style:style>
    <style:style style:name="P14" style:family="paragraph" style:parent-style-name="Text_20_body">
      <style:paragraph-properties fo:text-align="justify" style:justify-single-word="false"/>
      <style:text-properties fo:language="en" fo:country="US" officeooo:paragraph-rsid="00142328"/>
    </style:style>
    <style:style style:name="P15" style:family="paragraph" style:parent-style-name="Text_20_body">
      <style:paragraph-properties fo:text-align="justify" style:justify-single-word="false"/>
      <style:text-properties fo:language="en" fo:country="US" officeooo:paragraph-rsid="00155c70"/>
    </style:style>
    <style:style style:name="P16" style:family="paragraph" style:parent-style-name="Text_20_body">
      <style:paragraph-properties fo:text-align="justify" style:justify-single-word="false"/>
      <style:text-properties fo:language="en" fo:country="US" officeooo:paragraph-rsid="0016ae67"/>
    </style:style>
    <style:style style:name="P17" style:family="paragraph" style:parent-style-name="Text_20_body">
      <style:paragraph-properties fo:text-align="justify" style:justify-single-word="false"/>
      <style:text-properties fo:language="en" fo:country="US" officeooo:paragraph-rsid="0018534c"/>
    </style:style>
    <style:style style:name="P18" style:family="paragraph" style:parent-style-name="Text_20_body">
      <style:text-properties fo:language="en" fo:country="US" officeooo:paragraph-rsid="00059ac3"/>
    </style:style>
    <style:style style:name="P19" style:family="paragraph" style:parent-style-name="Text_20_body">
      <style:text-properties fo:language="en" fo:country="US" officeooo:paragraph-rsid="00068812"/>
    </style:style>
    <style:style style:name="P20" style:family="paragraph" style:parent-style-name="Text_20_body">
      <style:text-properties fo:language="en" fo:country="US" officeooo:paragraph-rsid="000ca09c"/>
    </style:style>
    <style:style style:name="P21" style:family="paragraph" style:parent-style-name="Text_20_body">
      <style:text-properties fo:language="en" fo:country="US" officeooo:paragraph-rsid="000cc11a"/>
    </style:style>
    <style:style style:name="P22" style:family="paragraph" style:parent-style-name="Text_20_body">
      <style:text-properties fo:language="en" fo:country="US" officeooo:paragraph-rsid="000d2da3"/>
    </style:style>
    <style:style style:name="P23" style:family="paragraph" style:parent-style-name="Text_20_body">
      <style:text-properties fo:language="en" fo:country="US" fo:font-weight="normal" officeooo:rsid="002991be" officeooo:paragraph-rsid="002991be" style:font-weight-asian="normal" style:font-weight-complex="normal"/>
    </style:style>
    <style:style style:name="P24" style:family="paragraph" style:parent-style-name="Text_20_body">
      <style:text-properties fo:language="en" fo:country="US" fo:font-weight="normal" officeooo:rsid="0041471e" officeooo:paragraph-rsid="0041471e" style:font-weight-asian="normal" style:font-weight-complex="normal"/>
    </style:style>
    <style:style style:name="P25" style:family="paragraph" style:parent-style-name="Text_20_body">
      <style:text-properties fo:language="en" fo:country="US" officeooo:rsid="00298a09" officeooo:paragraph-rsid="00298a09"/>
    </style:style>
    <style:style style:name="P26" style:family="paragraph" style:parent-style-name="Text_20_body">
      <style:text-properties fo:language="en" fo:country="US" officeooo:paragraph-rsid="00128dac"/>
    </style:style>
    <style:style style:name="P27" style:family="paragraph" style:parent-style-name="Text_20_body">
      <style:text-properties fo:language="en" fo:country="US" officeooo:rsid="0026b7aa" officeooo:paragraph-rsid="0026b7aa"/>
    </style:style>
    <style:style style:name="P28" style:family="paragraph" style:parent-style-name="Text_20_body">
      <style:paragraph-properties fo:text-align="justify" style:justify-single-word="false"/>
      <style:text-properties fo:language="en" fo:country="US" officeooo:rsid="00352d5f" officeooo:paragraph-rsid="00352d5f"/>
    </style:style>
    <style:style style:name="P29" style:family="paragraph" style:parent-style-name="Text_20_body">
      <style:text-properties fo:language="en" fo:country="US" officeooo:rsid="0031a51a" officeooo:paragraph-rsid="0031a51a"/>
    </style:style>
    <style:style style:name="P30" style:family="paragraph" style:parent-style-name="Text_20_body">
      <style:text-properties fo:language="en" fo:country="US" officeooo:rsid="00327c0b" officeooo:paragraph-rsid="00327c0b"/>
    </style:style>
    <style:style style:name="P31" style:family="paragraph" style:parent-style-name="Text_20_body">
      <style:text-properties fo:language="en" fo:country="US" officeooo:rsid="003a0a4c" officeooo:paragraph-rsid="003a0a4c"/>
    </style:style>
    <style:style style:name="P32" style:family="paragraph" style:parent-style-name="Text_20_body">
      <style:text-properties fo:language="en" fo:country="US" officeooo:paragraph-rsid="003c3ee9"/>
    </style:style>
    <style:style style:name="P33" style:family="paragraph" style:parent-style-name="Text_20_body">
      <style:text-properties fo:language="en" fo:country="US" officeooo:rsid="003d87dc" officeooo:paragraph-rsid="003d87dc"/>
    </style:style>
    <style:style style:name="P34" style:family="paragraph" style:parent-style-name="Text_20_body">
      <style:text-properties fo:language="en" fo:country="US" officeooo:rsid="004189f1" officeooo:paragraph-rsid="004189f1"/>
    </style:style>
    <style:style style:name="P35" style:family="paragraph" style:parent-style-name="Text_20_body">
      <style:text-properties fo:font-weight="bold" officeooo:rsid="001c89df" officeooo:paragraph-rsid="001c89df" style:font-weight-asian="bold" style:font-weight-complex="bold"/>
    </style:style>
    <style:style style:name="P36" style:family="paragraph" style:parent-style-name="Text_20_body">
      <style:text-properties fo:font-weight="bold" officeooo:rsid="001cf1ad" officeooo:paragraph-rsid="001cf1ad" style:font-weight-asian="bold" style:font-weight-complex="bold"/>
    </style:style>
    <style:style style:name="P37" style:family="paragraph" style:parent-style-name="Text_20_body">
      <style:text-properties fo:font-weight="bold" officeooo:rsid="001def25" officeooo:paragraph-rsid="001def25" style:font-weight-asian="bold" style:font-weight-complex="bold"/>
    </style:style>
    <style:style style:name="P38" style:family="paragraph" style:parent-style-name="Text_20_body">
      <style:text-properties fo:font-weight="bold" officeooo:rsid="001f8a16" officeooo:paragraph-rsid="001f8a16" style:font-weight-asian="bold" style:font-weight-complex="bold"/>
    </style:style>
    <style:style style:name="P39" style:family="paragraph" style:parent-style-name="Text_20_body">
      <style:text-properties fo:font-weight="bold" officeooo:rsid="002281bf" officeooo:paragraph-rsid="002281bf" style:font-weight-asian="bold" style:font-weight-complex="bold"/>
    </style:style>
    <style:style style:name="P40" style:family="paragraph" style:parent-style-name="Text_20_body">
      <style:text-properties fo:font-weight="bold" officeooo:rsid="00234b64" officeooo:paragraph-rsid="00234b64" style:font-weight-asian="bold" style:font-weight-complex="bold"/>
    </style:style>
    <style:style style:name="P41" style:family="paragraph" style:parent-style-name="Text_20_body">
      <style:paragraph-properties fo:text-align="justify" style:justify-single-word="false"/>
      <style:text-properties fo:font-weight="bold" officeooo:rsid="002a0d9e" officeooo:paragraph-rsid="002a0d9e" style:font-weight-asian="bold" style:font-weight-complex="bold"/>
    </style:style>
    <style:style style:name="P42" style:family="paragraph" style:parent-style-name="Text_20_body">
      <style:text-properties officeooo:rsid="002d54dd" officeooo:paragraph-rsid="002d54dd"/>
    </style:style>
    <style:style style:name="P43" style:family="paragraph" style:parent-style-name="Text_20_body">
      <style:text-properties officeooo:rsid="002db91f" officeooo:paragraph-rsid="002db91f"/>
    </style:style>
    <style:style style:name="P44" style:family="paragraph" style:parent-style-name="Text_20_body">
      <style:paragraph-properties fo:text-align="justify" style:justify-single-word="false"/>
      <style:text-properties officeooo:rsid="002f95c8" officeooo:paragraph-rsid="002f95c8"/>
    </style:style>
    <style:style style:name="P45" style:family="paragraph" style:parent-style-name="Text_20_body">
      <style:text-properties officeooo:rsid="003832ac" officeooo:paragraph-rsid="003832ac"/>
    </style:style>
    <style:style style:name="P46" style:family="paragraph" style:parent-style-name="Text_20_body">
      <style:text-properties officeooo:rsid="003f6fe4" officeooo:paragraph-rsid="003f6fe4"/>
    </style:style>
    <style:style style:name="P47" style:family="paragraph" style:parent-style-name="Text_20_body">
      <style:paragraph-properties fo:break-before="page"/>
      <style:text-properties officeooo:paragraph-rsid="0004fb2e"/>
    </style:style>
    <style:style style:name="P48" style:family="paragraph" style:parent-style-name="Heading_20_1">
      <style:text-properties officeooo:rsid="0004fb2e" officeooo:paragraph-rsid="0004fb2e"/>
    </style:style>
    <style:style style:name="P49" style:family="paragraph" style:parent-style-name="Heading_20_2">
      <style:text-properties officeooo:rsid="00059ac3" officeooo:paragraph-rsid="00059ac3"/>
    </style:style>
    <style:style style:name="P50" style:family="paragraph" style:parent-style-name="Heading_20_2">
      <style:text-properties officeooo:rsid="00059ac3" officeooo:paragraph-rsid="00068812"/>
    </style:style>
    <style:style style:name="P51" style:family="paragraph" style:parent-style-name="Heading_20_2">
      <style:text-properties officeooo:rsid="00068812" officeooo:paragraph-rsid="00068812"/>
    </style:style>
    <style:style style:name="P52" style:family="paragraph" style:parent-style-name="Heading_20_2">
      <style:text-properties officeooo:rsid="00068812" officeooo:paragraph-rsid="00068884"/>
    </style:style>
    <style:style style:name="P53" style:family="paragraph" style:parent-style-name="Heading_20_2">
      <style:text-properties officeooo:rsid="00068884" officeooo:paragraph-rsid="000c0fc8"/>
    </style:style>
    <style:style style:name="P54" style:family="paragraph" style:parent-style-name="Heading_20_2">
      <style:text-properties officeooo:rsid="00068884" officeooo:paragraph-rsid="00068884"/>
    </style:style>
    <style:style style:name="P55" style:family="paragraph" style:parent-style-name="Heading_20_2">
      <style:text-properties officeooo:rsid="000ca09c" officeooo:paragraph-rsid="000ca09c"/>
    </style:style>
    <style:style style:name="P56" style:family="paragraph" style:parent-style-name="Heading_20_2">
      <style:text-properties officeooo:rsid="000cc11a" officeooo:paragraph-rsid="000cc11a"/>
    </style:style>
    <style:style style:name="P57" style:family="paragraph" style:parent-style-name="Heading_20_2">
      <style:text-properties officeooo:rsid="000cc11a" officeooo:paragraph-rsid="000d2da3"/>
    </style:style>
    <style:style style:name="P58" style:family="paragraph" style:parent-style-name="Heading_20_2">
      <style:text-properties officeooo:rsid="000d2da3" officeooo:paragraph-rsid="000d2da3"/>
    </style:style>
    <style:style style:name="P59" style:family="paragraph" style:parent-style-name="Heading_20_2">
      <style:text-properties officeooo:rsid="000d2da3" officeooo:paragraph-rsid="000e1b22"/>
    </style:style>
    <style:style style:name="P60" style:family="paragraph" style:parent-style-name="Heading_20_2">
      <style:text-properties officeooo:rsid="000e1b22" officeooo:paragraph-rsid="000e1b22"/>
    </style:style>
    <style:style style:name="P61" style:family="paragraph" style:parent-style-name="Heading_20_2">
      <style:text-properties officeooo:rsid="000e1b22" officeooo:paragraph-rsid="000e9cda"/>
    </style:style>
    <style:style style:name="P62" style:family="paragraph" style:parent-style-name="Heading_20_2">
      <style:text-properties officeooo:rsid="000e9cda" officeooo:paragraph-rsid="000e9cda"/>
    </style:style>
    <style:style style:name="P63" style:family="paragraph" style:parent-style-name="Heading_20_2">
      <style:text-properties officeooo:rsid="000e9cda" officeooo:paragraph-rsid="000fbe00"/>
    </style:style>
    <style:style style:name="P64" style:family="paragraph" style:parent-style-name="Heading_20_2">
      <style:text-properties officeooo:rsid="000fbe00" officeooo:paragraph-rsid="000fbe00"/>
    </style:style>
    <style:style style:name="P65" style:family="paragraph" style:parent-style-name="Heading_20_2">
      <style:text-properties officeooo:rsid="000fbe00" officeooo:paragraph-rsid="00106269"/>
    </style:style>
    <style:style style:name="P66" style:family="paragraph" style:parent-style-name="Heading_20_2">
      <style:text-properties officeooo:rsid="00106269" officeooo:paragraph-rsid="00106269"/>
    </style:style>
    <style:style style:name="P67" style:family="paragraph" style:parent-style-name="Heading_20_2">
      <style:text-properties officeooo:rsid="00106269" officeooo:paragraph-rsid="00128dac"/>
    </style:style>
    <style:style style:name="P68" style:family="paragraph" style:parent-style-name="Heading_20_2">
      <style:text-properties officeooo:rsid="00128dac" officeooo:paragraph-rsid="00128dac"/>
    </style:style>
    <style:style style:name="P69" style:family="paragraph" style:parent-style-name="Heading_20_2">
      <style:text-properties officeooo:rsid="00128dac" officeooo:paragraph-rsid="00142328"/>
    </style:style>
    <style:style style:name="P70" style:family="paragraph" style:parent-style-name="Heading_20_2">
      <style:text-properties officeooo:rsid="00142328" officeooo:paragraph-rsid="00142328"/>
    </style:style>
    <style:style style:name="P71" style:family="paragraph" style:parent-style-name="Heading_20_2">
      <style:text-properties officeooo:rsid="00155c70" officeooo:paragraph-rsid="00155c70"/>
    </style:style>
    <style:style style:name="P72" style:family="paragraph" style:parent-style-name="Heading_20_2">
      <style:text-properties officeooo:rsid="00155c70" officeooo:paragraph-rsid="0016ae67"/>
    </style:style>
    <style:style style:name="P73" style:family="paragraph" style:parent-style-name="Heading_20_2">
      <style:text-properties officeooo:rsid="0016ae67" officeooo:paragraph-rsid="0016ae67"/>
    </style:style>
    <style:style style:name="P74" style:family="paragraph" style:parent-style-name="Heading_20_2">
      <style:text-properties officeooo:rsid="0016ae67" officeooo:paragraph-rsid="0018534c"/>
    </style:style>
    <style:style style:name="P75" style:family="paragraph" style:parent-style-name="Heading_20_2">
      <style:text-properties officeooo:rsid="0018534c" officeooo:paragraph-rsid="0018534c"/>
    </style:style>
    <style:style style:name="P76" style:family="paragraph" style:parent-style-name="Text_20_body">
      <style:paragraph-properties fo:text-align="justify" style:justify-single-word="false"/>
      <style:text-properties fo:language="en" fo:country="US" officeooo:paragraph-rsid="00247560"/>
    </style:style>
    <style:style style:name="P77" style:family="paragraph" style:parent-style-name="Text_20_body">
      <style:paragraph-properties fo:text-align="justify" style:justify-single-word="false"/>
      <style:text-properties fo:language="en" fo:country="US" officeooo:paragraph-rsid="0047a565"/>
    </style:style>
    <style:style style:name="P78" style:family="paragraph" style:parent-style-name="Text_20_body">
      <style:paragraph-properties fo:text-align="justify" style:justify-single-word="false"/>
      <style:text-properties fo:language="en" fo:country="US" fo:font-weight="normal" officeooo:paragraph-rsid="0045a3eb" style:font-weight-asian="normal" style:font-weight-complex="normal"/>
    </style:style>
    <style:style style:name="P79" style:family="paragraph" style:parent-style-name="Text_20_body">
      <style:paragraph-properties fo:text-align="justify" style:justify-single-word="false"/>
      <style:text-properties fo:language="en" fo:country="US" fo:font-weight="normal" officeooo:rsid="00289a1b" officeooo:paragraph-rsid="0047231d" style:font-weight-asian="normal" style:font-weight-complex="normal"/>
    </style:style>
    <style:style style:name="P80" style:family="paragraph" style:parent-style-name="Text_20_body">
      <style:paragraph-properties fo:text-align="justify" style:justify-single-word="false"/>
      <style:text-properties fo:language="en" fo:country="US" officeooo:rsid="004c7572" officeooo:paragraph-rsid="004c7572"/>
    </style:style>
    <style:style style:name="P81" style:family="paragraph" style:parent-style-name="Text_20_body">
      <style:text-properties officeooo:rsid="00252d8b" officeooo:paragraph-rsid="00252d8b"/>
    </style:style>
    <style:style style:name="T1" style:family="text">
      <style:text-properties officeooo:rsid="0019b858"/>
    </style:style>
    <style:style style:name="T2" style:family="text">
      <style:text-properties officeooo:rsid="00247560"/>
    </style:style>
    <style:style style:name="T3" style:family="text">
      <style:text-properties fo:font-style="italic" style:font-style-asian="italic" style:font-style-complex="italic"/>
    </style:style>
    <style:style style:name="T4" style:family="text">
      <style:text-properties officeooo:rsid="002bf6b1"/>
    </style:style>
    <style:style style:name="T5" style:family="text">
      <style:text-properties fo:font-weight="bold" style:font-weight-asian="bold" style:font-weight-complex="bold"/>
    </style:style>
    <style:style style:name="T6" style:family="text">
      <style:text-properties fo:font-weight="bold" officeooo:rsid="003c3ee9" style:font-weight-asian="bold" style:font-weight-complex="bold"/>
    </style:style>
    <style:style style:name="T7" style:family="text">
      <style:text-properties fo:font-weight="normal" officeooo:rsid="003c3ee9" style:font-weight-asian="normal" style:font-weight-complex="normal"/>
    </style:style>
    <style:style style:name="T8" style:family="text">
      <style:text-properties officeooo:rsid="004414bb"/>
    </style:style>
    <style:style style:name="T9" style:family="text">
      <style:text-properties officeooo:rsid="0045461d"/>
    </style:style>
    <style:style style:name="T10" style:family="text">
      <style:text-properties officeooo:rsid="0045a3eb"/>
    </style:style>
    <style:style style:name="T11" style:family="text">
      <style:text-properties officeooo:rsid="0047a565"/>
    </style:style>
    <style:style style:name="T12" style:family="text">
      <style:text-properties fo:language="en" fo:country="US" fo:font-weight="normal" style:font-weight-asian="normal" style:font-weight-complex="normal"/>
    </style:style>
    <style:style style:name="T13" style:family="text">
      <style:text-properties officeooo:rsid="004f08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AI COMMENTS</text:p>
      <text:h text:style-name="P48" text:outline-level="1">REVIEWER 1 </text:h>
      <text:h text:style-name="P49" text:outline-level="2">1. Comment </text:h>
      <text:p text:style-name="P18">Title needs rewriting to be attractive for potential readers </text:p>
      <text:h text:style-name="P49" text:outline-level="2">Response </text:h>
      <text:p text:style-name="P76"><text:span text:style-name="T2">The title has been changed to: “</text:span><text:bookmark text:name="magicparlabel-4715"/><text:span text:style-name="T3">Training artificial neural networks using a global optimization method that utilizes neural networks</text:span><text:span text:style-name="T2">”</text:span></text:p>
      <text:h text:style-name="P49" text:outline-level="2">2. Comment </text:h>
      <text:p text:style-name="P3">Abstract needs more improvements to cover study details. Please rephrase it , Also add last sentence about simple conclusion about this work.</text:p>
      <text:h text:style-name="P49" text:outline-level="2">Response </text:h>
      <text:p text:style-name="P78"><text:span text:style-name="T10">The abstract has been changed to the following: “</text:span><text:span text:style-name="T3">Perhaps one of the best-known machine learning models is that of artificial neural networks, where a number of parameters must be adjusted to learn a wide range of practical problems from areas such as as Physics, Chemistry, Medicine, etc. Such problems can be reduced to pattern recognition problems and then modeled from artificial neural networks, whether these problems are classification problems or regression problems. To achieve the goal of neural networks, they must be trained by appropriately adjusting their parameters using some global optimization methods. In this work, the application of a recent global minimization technique is suggested for the adjustment of neural network parameters. In this technique, an approximation of the objective function to be minimized is created using artificial neural networks and then sampling is done from the approximation function and not the original one. Therefore, in the present work, learning of the parameters of artificial neural networks is done using other neural networks. The new training method was tested on a series of well-known problems and a comparative study was made against other neural network parameter tuning techniques and the results were more than promising. From what was seen after running the experiments and comparing the proposed technique with others that have been used for classification datasets as well as regression datasets, there was a significant difference in the performance of the proposed technique starting from 30% for classification datasets and reaching 50% for regression problems. However, the proposed technique since it presupposes the use of global optimization techniques involving artificial neural networks may require significantly higher execution time than other techniques.</text:span><text:span text:style-name="T10">”</text:span></text:p>
      <text:h text:style-name="P49" text:outline-level="2"><text:soft-page-break/>3. Comment </text:h>
      <text:p text:style-name="P3">English language needs more editing and improvements </text:p>
      <text:h text:style-name="P50" text:outline-level="2">Response </text:h>
      <text:p text:style-name="P36">(Θα γραφεί πως έγινε χρήση ispell και grammar check)</text:p>
      <text:h text:style-name="P51" text:outline-level="2">4. Comment </text:h>
      <text:p text:style-name="P4">Introduction needs to be improved to show the problem statement, previous studies related to this work and research gap. What this work will cover this gap?</text:p>
      <text:h text:style-name="P51" text:outline-level="2">Response </text:h>
      <text:h text:style-name="P51" text:outline-level="2">5. Comment </text:h>
      <text:p text:style-name="P19">Please add section about description for study area supported by figure?</text:p>
      <text:h text:style-name="P51" text:outline-level="2">Response </text:h>
      <text:p text:style-name="P46">(<text:span text:style-name="T5">Flowchart?</text:span>)</text:p>
      <text:h text:style-name="P51" text:outline-level="2">6. Comment </text:h>
      <text:p text:style-name="P4">You should use some important statistical metrics for evaluation of developed model such as RMSE, MAE, MAPE, RRSE and NSE to make a better comparison in performance and accuracy.</text:p>
      <text:h text:style-name="P51" text:outline-level="2">Response </text:h>
      <text:p text:style-name="P37">(Precision, Recall for some datasets)</text:p>
      <text:h text:style-name="P51" text:outline-level="2">7. Comment</text:h>
      <text:p text:style-name="P4">You need to add some important plots such as Taylor diagrams, scatter plots, Radar charts to be more clearly for the comparison process between the models. </text:p>
      <text:h text:style-name="P52" text:outline-level="2"><text:s/>Response <text:s/></text:h>
      <text:p text:style-name="P35">(Box plot me gnuplot)</text:p>
      <text:h text:style-name="P53" text:outline-level="2">8. Comment</text:h>
      <text:p text:style-name="P2">You need to add section about discussion to compare the results obtained with previous recent works to promote the present results <text:s text:c="2"/></text:p>
      <text:h text:style-name="P54" text:outline-level="2"><text:soft-page-break/>Response <text:s/></text:h>
      <text:h text:style-name="P54" text:outline-level="2">9. Comment <text:s/></text:h>
      <text:p text:style-name="P5">Conclusion section is so long and needs full rephrasing to be clear. </text:p>
      <text:h text:style-name="P54" text:outline-level="2">Response</text:h>
      <text:p text:style-name="P47"/>
      <text:h text:style-name="P48" text:outline-level="1">REVIEWER 2 </text:h>
      <text:h text:style-name="P55" text:outline-level="2">1. Comment <text:s/></text:h>
      <text:p text:style-name="P6">I recommend adding a detailed description of the built network.</text:p>
      <text:h text:style-name="P55" text:outline-level="2">Response </text:h>
      <text:p text:style-name="P38">(maybe a flowchart)</text:p>
      <text:h text:style-name="P55" text:outline-level="2">2. Comment </text:h>
      <text:p text:style-name="P20">It is also advisable to add a few drawings to approximate the idea.</text:p>
      <text:h text:style-name="P55" text:outline-level="2">Response</text:h>
      <text:p text:style-name="P38">(boxplot using gnuplot)</text:p>
      <text:p text:style-name="P47"/>
      <text:h text:style-name="P48" text:outline-level="1">REVIEWER 3 </text:h>
      <text:h text:style-name="P56" text:outline-level="2">1. Comment </text:h>
      <text:p text:style-name="P7">You state that “To achieve the goal of neural networks, their parameters should be adjusted appropriately and this process is often achieved by using global optimization methods.” To improve clarity, I would suggest something like “To achieve the goal of neural networks, they must be trained by appropriately adjusting their parameters...” This change will also bring the abstract into better alignment with the primary topic of your paper (i.e., training neural networks).</text:p>
      <text:h text:style-name="P56" text:outline-level="2">Response </text:h>
      <text:p text:style-name="P33">Corrected.</text:p>
      <text:h text:style-name="P56" text:outline-level="2">2. Comment </text:h>
      <text:p text:style-name="P7">I would suggest mentioning in the abstract that your experiments evaluated the performance of your technique on both classification and linear prediction problems.</text:p>
      <text:h text:style-name="P56" text:outline-level="2">Response </text:h>
      <text:p text:style-name="P79"><text:span text:style-name="T10">The abstract has been changed to the following: “</text:span><text:span text:style-name="T3">Perhaps one of the best-known machine learning models is that of artificial neural networks, where a number of parameters must be adjusted to learn a wide range of practical problems from areas such as as Physics, Chemistry, Medicine, etc. Such problems can be reduced to pattern recognition problems and then modeled from artificial neural networks, whether these problems are classification problems or regression problems. To achieve the goal of neural networks, they must be trained by appropriately adjusting their parameters using some global optimization methods. In this work, the application of a recent global minimization technique is suggested for the adjustment of neural network parameters. In this technique, an approximation of the objective function to be minimized is created using artificial neural networks and then sampling is done from the approximation function and not the original one. Therefore, in the present work, learning of the parameters of artificial neural networks is done using other neural networks. The new training method was tested on a series of well-known problems and a comparative study was made against other neural network parameter tuning techniques and the results were more than promising. From what was seen after running the experiments and comparing the proposed technique with others that have been used for classification datasets as well as regression datasets, there was a significant difference in the performance of the proposed technique starting from 30% for classification datasets and reaching 50% for regression problems. However, the proposed technique since it presupposes the use of global optimization techniques involving artificial neural networks may require significantly higher execution time than other techniques.</text:span><text:span text:style-name="T10">”</text:span></text:p>
      <text:h text:style-name="P56" text:outline-level="2"><text:soft-page-break/>3. Comment </text:h>
      <text:p text:style-name="P7">Line 16 – “networks” should be capitalized.</text:p>
      <text:h text:style-name="P56" text:outline-level="2">Response </text:h>
      <text:p text:style-name="P30">Corrected.</text:p>
      <text:h text:style-name="P56" text:outline-level="2">4. Comment </text:h>
      <text:p text:style-name="P21">Line 68 – “Sarporp” should be “Sarprop” or “SARPROP”.</text:p>
      <text:h text:style-name="P57" text:outline-level="2">Response </text:h>
      <text:p text:style-name="P29">Corrected.</text:p>
      <text:h text:style-name="P58" text:outline-level="2">5. Comment </text:h>
      <text:p text:style-name="P8">Much of the content in this section is very, very similar to the introduction section of your 2023 paper in Computers (https://doi.org/10.3390/computers12040082). I shall leave it to the editor to decide whether or not this constitutes self-plagiarism.</text:p>
      <text:h text:style-name="P58" text:outline-level="2">Response </text:h>
      <text:p text:style-name="P81"><text:span text:style-name="T12">The paper has been modified, using the comments of the editor and the similarity has been reduced</text:span></text:p>
      <text:h text:style-name="P58" text:outline-level="2"><text:span text:style-name="T8">6</text:span>. Comment </text:h>
      <text:p text:style-name="P22">Please define “T” in Equation 2.</text:p>
      <text:h text:style-name="P59" text:outline-level="2">Response </text:h>
      <text:p text:style-name="P43">Removed.</text:p>
      <text:h text:style-name="P60" text:outline-level="2"><text:span text:style-name="T8">7</text:span>. Comment </text:h>
      <text:p text:style-name="P9">Line 103 – Please capitalize the word “Equation” when referring to any of the equations in your paper. There are several instances of this issue in your paper.</text:p>
      <text:h text:style-name="P60" text:outline-level="2">Response </text:h>
      <text:p text:style-name="P27">Done.</text:p>
      <text:h text:style-name="P60" text:outline-level="2"><text:soft-page-break/><text:span text:style-name="T8">8</text:span>. Comment </text:h>
      <text:p text:style-name="P9">Line 106 – Please define the acronym “RBF” (Radial Basis Function) before using it in your paper.</text:p>
      <text:h text:style-name="P60" text:outline-level="2">Response </text:h>
      <text:p text:style-name="P42">Done.</text:p>
      <text:h text:style-name="P60" text:outline-level="2"><text:span text:style-name="T8">9</text:span>. Comment </text:h>
      <text:p text:style-name="P9">Line 109 – Dimensionality would only become a problem if d or H were particularly large.</text:p>
      <text:h text:style-name="P61" text:outline-level="2">Response </text:h>
      <text:h text:style-name="P62" text:outline-level="2">1<text:span text:style-name="T8">0</text:span>. Comment </text:h>
      <text:p text:style-name="P10">Line 113 – Please define the acronym “BFGS” before using it in your paper. More generally, please define all acronyms before using them in your paper.</text:p>
      <text:h text:style-name="P62" text:outline-level="2">Response </text:h>
      <text:p text:style-name="P32"><text:span text:style-name="T7">Added</text:span><text:span text:style-name="T6">: </text:span><text:bookmark text:name="firstHeading"/>Broyden–Fletcher–Goldfarb–Shanno</text:p>
      <text:h text:style-name="P62" text:outline-level="2">1<text:span text:style-name="T8">1</text:span>. Comment </text:h>
      <text:p text:style-name="P10">Line 137 – What are the initial values for w*?</text:p>
      <text:h text:style-name="P62" text:outline-level="2">Response </text:h>
      <text:p text:style-name="P28">We have added the initialization value w*=(0,0,..,0). Although, the values (w*,y*) will be changed by the global optimization algorithm at the first iteration. </text:p>
      <text:h text:style-name="P62" text:outline-level="2">1<text:span text:style-name="T8">2</text:span>. Comment </text:h>
      <text:p text:style-name="P10">Line 156 – I understand why you are using L-BFGS to train the training network NN(x,w), but is it necessary to always use L-BFGS to train the primary neural network N(x,w)? Couldn’t some other optimizer (SGD, Adam, etc.) be used to train N(x,w)?</text:p>
      <text:h text:style-name="P62" text:outline-level="2">Response </text:h>
      <text:p text:style-name="P41"><text:span text:style-name="T4">(</text:span>Εγινε χρήση της L-Bfgs επειδή δεν είναι απαιτητική σε πόρους αλλά γιατί είναι ένας καλός συμβιβασμός στην απόδοση ανάμεσα στις απλές τεχνικές όπως είναι πχ η Adam και τις εξαιρετικά αποδοτικές όπως είναι η BFGS.<text:span text:style-name="T4">)</text:span></text:p>
      <text:h text:style-name="P62" text:outline-level="2"><text:soft-page-break/>1<text:span text:style-name="T8">3</text:span>. Comment </text:h>
      <text:p text:style-name="P10">Line 175 – The URL that you have provided for the UCI Machine Learning Repository is incorrect (404 error).</text:p>
      <text:h text:style-name="P63" text:outline-level="2">Response </text:h>
      <text:p text:style-name="P45">Corrected to <text:a xlink:type="simple" xlink:href="https://archive.ics.uci.edu/" text:style-name="Internet_20_link" text:visited-style-name="Visited_20_Internet_20_Link">https://archive.ics.uci.edu/</text:a></text:p>
      <text:p text:style-name="P45"/>
      <text:h text:style-name="P64" text:outline-level="2">1<text:span text:style-name="T8">4</text:span>. Comment </text:h>
      <text:p text:style-name="P11">Line 175 – Please include an appropriate citation for the UCI Machine Learning Repository (see: https://archive.ics.uci.edu/citation).</text:p>
      <text:h text:style-name="P65" text:outline-level="2">Response </text:h>
      <text:p text:style-name="P31">Added.</text:p>
      <text:h text:style-name="P66" text:outline-level="2">1<text:span text:style-name="T8">5</text:span>. Comment </text:h>
      <text:p text:style-name="P12">I would suggest briefly mentioning which types of classification problems are addressed among your classification datasets (e.g., binary classification problems, multiclass classification problems, and/or multilabel classification problems).</text:p>
      <text:h text:style-name="P67" text:outline-level="2">Response </text:h>
      <text:p text:style-name="P80">We have added a new table in Subsection 3.1 of the revised manuscript, where we show the number of classes for every classification dataset.</text:p>
      <text:h text:style-name="P68" text:outline-level="2">1<text:span text:style-name="T8">6</text:span>. Comment </text:h>
      <text:p text:style-name="P26">Line 231 – Repetitive use of “the”.</text:p>
      <text:h text:style-name="P68" text:outline-level="2">Response </text:h>
      <text:p text:style-name="P25">Corrected.</text:p>
      <text:h text:style-name="P68" text:outline-level="2">1<text:span text:style-name="T8">7</text:span>. Comment </text:h>
      <text:p text:style-name="P13">Aside from their free availability, is there any particular reason why you chose the specific classification and regression datasets that you used in your experiments? Many more datasets are available from the sources that you identified, so why did you choose these specific datasets?</text:p>
      <text:h text:style-name="P68" text:outline-level="2"><text:soft-page-break/>Response </text:h>
      <text:p text:style-name="P77"><text:span text:style-name="T11">We have modified the paragraph at the beginning of Section 3 to the following: “</text:span><text:span text:style-name="T3">The efficiency of the proposed artificial neural network training technique was evaluated using a series of data sets from the relevant literature. These datasets have been studied by various researchers in the relevant literature and cover a wide range of research areas from Physics to Economics. These datasets are are freely available from the following websites:</text:span><text:span text:style-name="T11">”</text:span></text:p>
      <text:h text:style-name="P68" text:outline-level="2">1<text:span text:style-name="T8">8</text:span>. Comment </text:h>
      <text:p text:style-name="P13">Lines 235 to 258, and Table 1. – This information describes your experimental method, rather than your experimental results. Please move this information to somewhere more appropriate than the “Experimental results” section.</text:p>
      <text:h text:style-name="P69" text:outline-level="2">Response </text:h>
      <text:p text:style-name="P34">A new subsection was added under the title “Experimental Setup”, where we have moved these lines.</text:p>
      <text:h text:style-name="P70" text:outline-level="2"><text:span text:style-name="T8">19</text:span>. Comment </text:h>
      <text:p text:style-name="P14">Line 251 – You are comparing your method to an optimization method that relies on an RBF network. In Section 2.2, however, you modified the original NeuralMinimizer method so that it wouldn’t use RBF because you claimed that using RBF to optimize an ANN wasn’t feasible due to dimensionality problems. Obviously, this wasn’t true if you used RBF as one of the comparative optimizers in your experiments.</text:p>
      <text:h text:style-name="P70" text:outline-level="2">Response </text:h>
      <text:p text:style-name="P44">(<text:span text:style-name="T5">Εδώ πρέπει να ειπωθεί πως δεν βάλαμε RBF στο NeuralMinimizer, επειδή η τεχνική εκπαίδευσης του RBF απαιτεί την δημιουργία πολύ μεγάλων πινάκων στην μνήμη και αυτό θα είχε μεγάλες καθυστερήσεις και προβλήματα στην εκπαίδευση. Να μπει στην ίδια παράγραφο με την δικαιολόγηση για το το <text:s/>L-BFGS.</text:span>)</text:p>
      <text:h text:style-name="P70" text:outline-level="2">2<text:span text:style-name="T8">0</text:span>. Comment </text:h>
      <text:p text:style-name="P14">Lines 248, 251, 253, and 255 – You alternately use “H hidden nodes” and “H weights” on these lines. I would suggest that you use one of these terms consistently when describing these optimization methods.</text:p>
      <text:h text:style-name="P70" text:outline-level="2">Response </text:h>
      <text:p text:style-name="P23">Corrected. Now we use the term “hidden nodes” in these lines.</text:p>
      <text:h text:style-name="P70" text:outline-level="2"><text:soft-page-break/></text:h>
      <text:h text:style-name="P71" text:outline-level="2">2<text:span text:style-name="T13">1</text:span>. Comment </text:h>
      <text:p text:style-name="P15">I would highly suggest reorganizing the information in Table 2 according to the type of classification problem in order to make the results more meaningful and interpretable. For example, one table summarizing the performance of the various optimization methods on binary classification problems, one table summarizing the comparative performance on multiclass classification problems, etc.</text:p>
      <text:h text:style-name="P71" text:outline-level="2">Response </text:h>
      <text:h text:style-name="P71" text:outline-level="2">2<text:span text:style-name="T13">2</text:span>. Comment </text:h>
      <text:p text:style-name="P15">Table 2 – Making claims about the superiority of your proposed method based solely on mean percentages is not scientifically valid. I would suggest (1) reporting the standard deviations for each collection of 30 experimental runs (in addition to the means, which you already report), and then (2) conducting a series of Welch’s t-tests (which allow for unequal variances) to determine if your method statistically outperforms the other optimization techniques for each dataset.</text:p>
      <text:h text:style-name="P71" text:outline-level="2">Response </text:h>
      <text:p text:style-name="P40">(t – test thelei)</text:p>
      <text:h text:style-name="P71" text:outline-level="2">2<text:span text:style-name="T13">3</text:span>. Comment </text:h>
      <text:p text:style-name="P15">Table 3 – what do you mean by “average regression error”? Are you referring to the mean absolute error (MAE)?</text:p>
      <text:h text:style-name="P72" text:outline-level="2">Response </text:h>
      <text:h text:style-name="P73" text:outline-level="2">2<text:span text:style-name="T13">4</text:span>. Comment </text:h>
      <text:p text:style-name="P16"><text:span text:style-name="T1">Ag</text:span>ain, providing mean performance values alone is insufficient to establish the superiority of your proposed method. You must perform statistical tests before you can make any claims. My comments in #11 above should therefore also be applied to Table 3.</text:p>
      <text:h text:style-name="P73" text:outline-level="2">Response </text:h>
      <text:p text:style-name="P40">(t – test thelei)</text:p>
      <text:h text:style-name="P73" text:outline-level="2"><text:soft-page-break/>2<text:span text:style-name="T13">5</text:span>. Comment </text:h>
      <text:p text:style-name="P16">Figure 2 is not useful because it aggregates mean performance across all of the different kinds of classification problems. For example, we would typically expect the classification error to be much lower on a binary classification problem than on a problem where we are trying to classify cases into one of 10 different categories. The only way that such a visualization would be useful is if you created a separate figure for each specific type of classification problem. For example, one figure for all of the problems that have two possible classes, another figure for all of the problems that have three possible classes, etc. Put differently, insights into the source of the supposed performance advantage are lost when the results for all of the different types of classification problems are crammed together into one figure.</text:p>
      <text:h text:style-name="P74" text:outline-level="2">Response </text:h>
      <text:p text:style-name="P39">(tha mpei box plot)</text:p>
      <text:h text:style-name="P75" text:outline-level="2">2<text:span text:style-name="T13">6</text:span>. Comment </text:h>
      <text:p text:style-name="P17">Figure 3 is not useful because the values that are being predicted across all of the regression data sets do not use a uniform scale. Put differently, the outcome variables are not standardized to the same scale, so datasets whose outcome variables use a larger scale (and hence likely have larger MAEs) will have an unfairly large influence on the size of the bars in the figure. For example, the outcome variable in your Baseball dataset has comparatively large values, while the outcome variable in your BL dataset uses comparatively small values. The contribution of the BL dataset to the figure is thus unfairly small. The only way to correct this would be to standardize the outcome variables in all of the regression datasets to a uniform scale (say, ranging from 0 to 1) prior to training the neural networks and making your predictions. If you were to do this, then each dataset would make an equal contribution to Figure 3.</text:p>
      <text:h text:style-name="P75" text:outline-level="2">Response </text:h>
      <text:p text:style-name="P39">(tha mpei box plot)</text:p>
      <text:h text:style-name="P75" text:outline-level="2">2<text:span text:style-name="T13">7</text:span>. Comment </text:h>
      <text:p text:style-name="P17">Line 265 – You state that “The experimental results and their graphical representation demonstrate the superiority of the proposed technique over the others in terms of the average error, as measured in the test set.” Unfortunately, I cannot agree with this statement. The average error may appear to be lower, but that does not mean that there is a statistically significant difference in performance among the various optimizers. As noted in Comments 11 and 13 above, you need to perform statistical test (Welch’s t-tests) to determine if your proposed method actually outperforms the other optimization techniques.</text:p>
      <text:h text:style-name="P75" text:outline-level="2"><text:soft-page-break/>Response </text:h>
      <text:h text:style-name="P75" text:outline-level="2"><text:span text:style-name="T9">2</text:span><text:span text:style-name="T13">8</text:span>. Comment </text:h>
      <text:p text:style-name="P17">You alternately use “regression problems” and “data fitting problems” throughout your manuscript. I would suggest choosing just one of these labels for the linear prediction datasets/problems, and using it consistently throughout your paper.</text:p>
      <text:h text:style-name="P75" text:outline-level="2">Response</text:h>
      <text:p text:style-name="P24">The term regression problems is used now in the manuscrip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oto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oto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age-count>12</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4T14:22:39.001723764</meta:creation-date>
    <dc:date>2023-06-26T15:10:49.378176368</dc:date>
    <meta:editing-duration>PT17H43M26S</meta:editing-duration>
    <meta:editing-cycles>78</meta:editing-cycles>
    <meta:generator>LibreOffice/7.0.4.2$Linux_X86_64 LibreOffice_project/00$Build-2</meta:generator>
    <meta:document-statistic meta:table-count="0" meta:image-count="0" meta:object-count="0" meta:page-count="12" meta:paragraph-count="154" meta:word-count="2321" meta:character-count="15040" meta:non-whitespace-character-count="12767"/>
  </office:meta>
</office:document-meta>
</file>